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2000002B00007E1B0000088CEA5619BBB3D49716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margin-left="0cm" fo:margin-right="2.868cm" fo:text-indent="0cm" style:auto-text-indent="false"/>
    </style:style>
    <style:style style:name="P9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0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595959" style:font-name="Verdana" fo:font-size="9pt" fo:font-weight="bold" style:font-size-asian="9pt" style:font-weight-asian="bold" style:font-name-complex="Vrinda" style:font-size-complex="9pt"/>
    </style:style>
    <style:style style:name="T6" style:family="text">
      <style:text-properties fo:color="#595959" style:font-name="Verdana" fo:font-size="9pt" style:font-size-asian="9pt" style:font-name-complex="Vrinda" style:font-size-complex="9pt"/>
    </style:style>
    <style:style style:name="T7" style:family="text">
      <style:text-properties fo:color="#000080" style:font-name="Bookman Old Style" fo:font-weight="bold" style:font-weight-asian="bold" style:font-name-complex="Tahoma"/>
    </style:style>
    <style:style style:name="T8" style:family="text">
      <style:text-properties fo:color="#000080" style:font-name="Bookman Old Style" fo:font-weight="bold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/>
    </style:style>
    <style:style style:name="T10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1" style:family="text">
      <style:text-properties style:font-name="Verdana" fo:font-size="9pt" style:font-size-asian="9pt" style:font-size-complex="9pt"/>
    </style:style>
    <style:style style:name="T12" style:family="text">
      <style:text-properties style:font-name="Verdana" fo:font-size="9pt" fo:language="fr" fo:country="FR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21º SIMULADO OAB 2014.1 REALIZADO EM </text:span></text:p>
      <text:p text:style-name="P1"><text:span text:style-name="T1">31 DE JANEIRO DE 2014</text:span><text:bookmark text:name="_GoBack"/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595959" style:font-name="Verdana" fo:font-size="9pt" fo:font-weight="bold" style:font-size-asian="9pt" style:font-weight-asian="bold" style:font-name-complex="Vrinda" style:font-size-complex="9pt"/>
    </style:style>
    <style:style style:name="MT2" style:family="text">
      <style:text-properties fo:color="#595959" style:font-name="Verdana" fo:font-size="9pt" style:font-size-asian="9pt" style:font-name-complex="Vrinda" style:font-size-complex="9pt"/>
    </style:style>
    <style:style style:name="MT3" style:family="text">
      <style:text-properties fo:color="#000080" style:font-name="Bookman Old Style" fo:font-weight="bold" style:font-weight-asian="bold" style:font-name-complex="Tahoma"/>
    </style:style>
    <style:style style:name="MT4" style:family="text">
      <style:text-properties fo:color="#000080" style:font-name="Bookman Old Style" fo:font-size="9pt" fo:font-weight="bold" style:font-size-asian="9pt" style:font-weight-asian="bold"/>
    </style:style>
    <style:style style:name="MT5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6" style:family="text">
      <style:text-properties style:font-name="Verdana" fo:font-size="9pt" style:font-size-asian="9pt" style:font-size-complex="9pt"/>
    </style:style>
    <style:style style:name="MT7" style:family="text">
      <style:text-properties style:font-name="Verdana" fo:font-size="9pt" fo:language="fr" fo:country="FR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11.017cm" svg:y="-0.039cm" svg:width="6.108cm" svg:height="0.416cm" draw:z-index="2"><draw:image xlink:href="Pictures/2000002B00007E1B0000088CEA5619BBB3D49716.wmf" xlink:type="simple" xlink:show="embed" xlink:actuate="onLoad"/></draw:frame><text:span text:style-name="MT1">Coordenação de Graduação – </text:span><text:span text:style-name="MT2">Núcleo de Prática Jurídica</text:span><text:span text:style-name="MT3"> </text:span><draw:frame draw:style-name="Mfr2" draw:name="Image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/text:p>
        <text:p text:style-name="MP2"/>
        <text:p text:style-name="MP3"><text:span text:style-name="MT3">SIMULADO DO EXAME DE ORDEM</text:span></text:p>
        <text:p text:style-name="MP4"><draw:line text:anchor-type="char" draw:z-index="1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4">21º</text:span><text:span text:style-name="MT5"> Simulado OAB – janeiro/2014</text:span></text:p>
        <text:p text:style-name="MP7"><text:span text:style-name="MT6">Praia de Botafogo, 190 | 8º andar | Rio de Janeiro | RJ | CEP:22250-900 | Brasil</text:span></text:p>
        <text:p text:style-name="MP7"><text:span text:style-name="MT6">Tel: (55 21) 3799-5411</text:span><text:span text:style-name="MT7"> |</text:span><text:span text:style-name="MT6"> </text:span><text:span text:style-name="MT7">Fax: (55 21) 3799-5410 | www.fgv.br/direitorio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andre.mendes</dc:creator>
    <meta:editing-cycles>144</meta:editing-cycles>
    <meta:print-date>2013-08-01T19:02:00</meta:print-date>
    <meta:creation-date>2012-05-02T18:59:00</meta:creation-date>
    <dc:date>2014-06-05T14:22:00</dc:date>
    <meta:editing-duration>PT19H35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16" meta:character-count="679" meta:non-whitespace-character-count="614"/>
    <meta:user-defined meta:name="AppVersion">12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